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677" calcext:value-type="float">
            <text:p>2677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677" calcext:value-type="float">
            <text:p>2677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677" calcext:value-type="float">
            <text:p>2677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677" calcext:value-type="float">
            <text:p>2677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677" calcext:value-type="float">
            <text:p>2677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677" calcext:value-type="float">
            <text:p>2677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677" calcext:value-type="float">
            <text:p>2677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677" calcext:value-type="float">
            <text:p>2677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677" calcext:value-type="float">
            <text:p>2677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677" calcext:value-type="float">
            <text:p>2677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677" calcext:value-type="float">
            <text:p>2677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677" calcext:value-type="float">
            <text:p>2677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677" calcext:value-type="float">
            <text:p>2677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677" calcext:value-type="float">
            <text:p>2677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677" calcext:value-type="float">
            <text:p>2677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677" calcext:value-type="float">
            <text:p>2677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677" calcext:value-type="float">
            <text:p>2677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677" calcext:value-type="float">
            <text:p>2677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677" calcext:value-type="float">
            <text:p>2677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677" calcext:value-type="float">
            <text:p>2677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677" calcext:value-type="float">
            <text:p>2677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677" calcext:value-type="float">
            <text:p>2677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677" calcext:value-type="float">
            <text:p>2677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677" calcext:value-type="float">
            <text:p>2677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677" calcext:value-type="float">
            <text:p>2677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677" calcext:value-type="float">
            <text:p>2677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677" calcext:value-type="float">
            <text:p>2677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677" calcext:value-type="float">
            <text:p>2677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677" calcext:value-type="float">
            <text:p>2677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677" calcext:value-type="float">
            <text:p>2677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677" calcext:value-type="float">
            <text:p>2677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677" calcext:value-type="float">
            <text:p>2677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677" calcext:value-type="float">
            <text:p>2677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677" calcext:value-type="float">
            <text:p>2677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677" calcext:value-type="float">
            <text:p>2677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677" calcext:value-type="float">
            <text:p>2677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677" calcext:value-type="float">
            <text:p>2677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677" calcext:value-type="float">
            <text:p>2677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677" calcext:value-type="float">
            <text:p>2677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677" calcext:value-type="float">
            <text:p>2677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677" calcext:value-type="float">
            <text:p>2677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677" calcext:value-type="float">
            <text:p>2677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677" calcext:value-type="float">
            <text:p>2677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677" calcext:value-type="float">
            <text:p>2677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677" calcext:value-type="float">
            <text:p>2677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677" calcext:value-type="float">
            <text:p>2677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677" calcext:value-type="float">
            <text:p>2677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677" calcext:value-type="float">
            <text:p>2677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677" calcext:value-type="float">
            <text:p>2677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677" calcext:value-type="float">
            <text:p>2677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677" calcext:value-type="float">
            <text:p>2677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677" calcext:value-type="float">
            <text:p>2677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677" calcext:value-type="float">
            <text:p>2677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677" calcext:value-type="float">
            <text:p>2677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677" calcext:value-type="float">
            <text:p>2677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677" calcext:value-type="float">
            <text:p>2677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677" calcext:value-type="float">
            <text:p>2677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677" calcext:value-type="float">
            <text:p>2677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677" calcext:value-type="float">
            <text:p>2677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677" calcext:value-type="float">
            <text:p>2677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677" calcext:value-type="float">
            <text:p>2677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677" calcext:value-type="float">
            <text:p>2677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677" calcext:value-type="float">
            <text:p>2677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677" calcext:value-type="float">
            <text:p>2677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677" calcext:value-type="float">
            <text:p>2677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677" calcext:value-type="float">
            <text:p>2677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677" calcext:value-type="float">
            <text:p>2677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677" calcext:value-type="float">
            <text:p>2677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677" calcext:value-type="float">
            <text:p>2677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677" calcext:value-type="float">
            <text:p>2677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677" calcext:value-type="float">
            <text:p>2677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677" calcext:value-type="float">
            <text:p>2677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677" calcext:value-type="float">
            <text:p>2677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677" calcext:value-type="float">
            <text:p>2677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677" calcext:value-type="float">
            <text:p>2677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677" calcext:value-type="float">
            <text:p>2677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677" calcext:value-type="float">
            <text:p>2677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677" calcext:value-type="float">
            <text:p>2677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677" calcext:value-type="float">
            <text:p>2677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677" calcext:value-type="float">
            <text:p>2677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677" calcext:value-type="float">
            <text:p>2677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677" calcext:value-type="float">
            <text:p>2677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677" calcext:value-type="float">
            <text:p>2677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677" calcext:value-type="float">
            <text:p>2677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677" calcext:value-type="float">
            <text:p>2677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677" calcext:value-type="float">
            <text:p>2677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677" calcext:value-type="float">
            <text:p>2677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677" calcext:value-type="float">
            <text:p>2677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677" calcext:value-type="float">
            <text:p>2677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677" calcext:value-type="float">
            <text:p>2677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677" calcext:value-type="float">
            <text:p>2677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677" calcext:value-type="float">
            <text:p>2677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677" calcext:value-type="float">
            <text:p>2677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677" calcext:value-type="float">
            <text:p>2677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677" calcext:value-type="float">
            <text:p>2677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677" calcext:value-type="float">
            <text:p>2677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677" calcext:value-type="float">
            <text:p>2677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677" calcext:value-type="float">
            <text:p>2677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677" calcext:value-type="float">
            <text:p>2677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677" calcext:value-type="float">
            <text:p>2677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677" calcext:value-type="float">
            <text:p>2677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677" calcext:value-type="float">
            <text:p>2677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677" calcext:value-type="float">
            <text:p>2677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677" calcext:value-type="float">
            <text:p>2677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677" calcext:value-type="float">
            <text:p>2677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677" calcext:value-type="float">
            <text:p>2677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677" calcext:value-type="float">
            <text:p>2677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677" calcext:value-type="float">
            <text:p>2677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677" calcext:value-type="float">
            <text:p>2677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677" calcext:value-type="float">
            <text:p>2677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677" calcext:value-type="float">
            <text:p>2677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677" calcext:value-type="float">
            <text:p>2677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677" calcext:value-type="float">
            <text:p>2677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677" calcext:value-type="float">
            <text:p>2677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677" calcext:value-type="float">
            <text:p>2677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677" calcext:value-type="float">
            <text:p>2677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677" calcext:value-type="float">
            <text:p>2677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677" calcext:value-type="float">
            <text:p>2677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677" calcext:value-type="float">
            <text:p>2677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677" calcext:value-type="float">
            <text:p>2677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677" calcext:value-type="float">
            <text:p>2677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677" calcext:value-type="float">
            <text:p>2677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677" calcext:value-type="float">
            <text:p>2677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677" calcext:value-type="float">
            <text:p>2677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677" calcext:value-type="float">
            <text:p>2677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677" calcext:value-type="float">
            <text:p>2677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677" calcext:value-type="float">
            <text:p>2677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677" calcext:value-type="float">
            <text:p>2677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677" calcext:value-type="float">
            <text:p>2677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677" calcext:value-type="float">
            <text:p>2677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677" calcext:value-type="float">
            <text:p>2677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677" calcext:value-type="float">
            <text:p>2677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677" calcext:value-type="float">
            <text:p>2677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677" calcext:value-type="float">
            <text:p>2677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677" calcext:value-type="float">
            <text:p>2677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677" calcext:value-type="float">
            <text:p>2677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677" calcext:value-type="float">
            <text:p>2677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677" calcext:value-type="float">
            <text:p>2677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677" calcext:value-type="float">
            <text:p>2677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677" calcext:value-type="float">
            <text:p>2677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677" calcext:value-type="float">
            <text:p>2677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677" calcext:value-type="float">
            <text:p>2677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677" calcext:value-type="float">
            <text:p>2677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677" calcext:value-type="float">
            <text:p>2677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09:14:26.391865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9T09:15:25.482318634</dc:date>
    <meta:editing-duration>PT19H54M56S</meta:editing-duration>
    <meta:editing-cycles>53</meta:editing-cycles>
    <meta:document-statistic meta:table-count="1" meta:cell-count="888" meta:object-count="0"/>
  </office:meta>
</office:document-meta>
</file>